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cts-Actions analysis</text:h>
      <text:p text:style-name="Text_20_body">This document contains all conceptual objects that an application will expose to users, the actions that users can perform on each object, the attributes (user-visible settings) of each type of object, and the relationships between objects.</text:p>
      <text:p text:style-name="Text_20_body"/>
      <text:p text:style-name="Text_20_body">Add and edit :</text:p>
      <text:p text:style-name="Text_20_body">Pages</text:p>
      <text:p text:style-name="Text_20_body">Media</text:p>
      <text:p text:style-name="Text_20_body">News</text:p>
      <text:p text:style-name="Text_20_body">Product</text:p>
      <text:p text:style-name="Text_20_body">Blogs</text:p>
      <text:p text:style-name="Text_20_body">Widgets ; maps, media, custom made html snipse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6T15:58:54</meta:creation-date>
    <dc:date>2010-01-06T18:37:51</dc:date>
    <meta:editing-duration>PT02H38M59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9" meta:word-count="55" meta:character-count="351"/>
  </office:meta>
</office:document-meta>
</file>